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量る">
            <text:p>量る</text:p>
          </table:table-cell>
          <table:table-cell office:value-type="string" office:value="はかる">
            <text:p>はかる</text:p>
          </table:table-cell>
          <table:table-cell office:value-type="string" office:value="measure (weight or volume)">
            <text:p>measure (weight or volum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はかりで小麦粉の分量を量ったよ。">
            <text:p>はかりで小麦粉の分量を量ったよ。</text:p>
          </table:table-cell>
          <table:table-cell office:value-type="string" office:value="はかり で こむぎこ の ぶんりょう を はかった よ。">
            <text:p>はかり で こむぎこ の ぶんりょう を はかった よ。</text:p>
          </table:table-cell>
          <table:table-cell office:value-type="string" office:value="I measured flour using a kitchen scale.">
            <text:p>I measured flour using a kitchen sca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不潔">
            <text:p>不潔</text:p>
          </table:table-cell>
          <table:table-cell office:value-type="string" office:value="ふけつ">
            <text:p>ふけつ</text:p>
          </table:table-cell>
          <table:table-cell office:value-type="string" office:value="dirty, filthy">
            <text:p>dirty, filth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体を不潔にしているとかゆくなりますよ。">
            <text:p>体を不潔にしているとかゆくなりますよ。</text:p>
          </table:table-cell>
          <table:table-cell office:value-type="string" office:value="からだ を ふけつ に して いる と かゆく なります よ。">
            <text:p>からだ を ふけつ に して いる と かゆく なります よ。</text:p>
          </table:table-cell>
          <table:table-cell office:value-type="string" office:value="If you are filthy, your body will get itchy.">
            <text:p>If you are filthy, your body will get itch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">
            <text:p>3</text:p>
          </table:table-cell>
          <table:table-cell office:value-type="string" office:value="4">
            <text:p>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不通">
            <text:p>不通</text:p>
          </table:table-cell>
          <table:table-cell office:value-type="string" office:value="ふつう">
            <text:p>ふつう</text:p>
          </table:table-cell>
          <table:table-cell office:value-type="string" office:value="interruption of service">
            <text:p>interruption of serv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朝、停電で電車が不通になったよ。">
            <text:p>今朝、停電で電車が不通になったよ。</text:p>
          </table:table-cell>
          <table:table-cell office:value-type="string" office:value="けさ、ていでん で でんしゃ が ふつう に なった よ。">
            <text:p>けさ、ていでん で でんしゃ が ふつう に なった よ。</text:p>
          </table:table-cell>
          <table:table-cell office:value-type="string" office:value="The train stopped due to a power failure this morning.">
            <text:p>The train stopped due to a power failure this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待ち合わせる">
            <text:p>待ち合わせる</text:p>
          </table:table-cell>
          <table:table-cell office:value-type="string" office:value="まちあわせる">
            <text:p>まちあわせる</text:p>
          </table:table-cell>
          <table:table-cell office:value-type="string" office:value="meet by appointment">
            <text:p>meet by appointmen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と新宿で待ち合わせました。">
            <text:p>彼と新宿で待ち合わせました。</text:p>
          </table:table-cell>
          <table:table-cell office:value-type="string" office:value="かれ と しんじゅく で まちあわせました。">
            <text:p>かれ と しんじゅく で まちあわせました。</text:p>
          </table:table-cell>
          <table:table-cell office:value-type="string" office:value="He and I met in Shinjuku.">
            <text:p>He and I met in Shinjuk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三日月">
            <text:p>三日月</text:p>
          </table:table-cell>
          <table:table-cell office:value-type="string" office:value="みかづき">
            <text:p>みかづき</text:p>
          </table:table-cell>
          <table:table-cell office:value-type="string" office:value="crescent moon">
            <text:p>crescent mo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空に三日月が見えました。">
            <text:p>空に三日月が見えました。</text:p>
          </table:table-cell>
          <table:table-cell office:value-type="string" office:value="そら に みかづき が みえました。">
            <text:p>そら に みかづき が みえました。</text:p>
          </table:table-cell>
          <table:table-cell office:value-type="string" office:value="I saw a crescent moon in the sky.">
            <text:p>I saw a crescent moon in the sk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">
            <text:p>9</text:p>
          </table:table-cell>
          <table:table-cell office:value-type="string" office:value="10">
            <text:p>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偶数">
            <text:p>偶数</text:p>
          </table:table-cell>
          <table:table-cell office:value-type="string" office:value="ぐうすう">
            <text:p>ぐうすう</text:p>
          </table:table-cell>
          <table:table-cell office:value-type="string" office:value="even number">
            <text:p>even numb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偶数は2で割り切れます。">
            <text:p>偶数は2で割り切れます。</text:p>
          </table:table-cell>
          <table:table-cell office:value-type="string" office:value="ぐうすう は 2 で わりきれます。">
            <text:p>ぐうすう は 2 で わりきれます。</text:p>
          </table:table-cell>
          <table:table-cell office:value-type="string" office:value="Even numbers can be divided by 2.">
            <text:p>Even numbers can be divided by 2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利口">
            <text:p>利口</text:p>
          </table:table-cell>
          <table:table-cell office:value-type="string" office:value="りこう">
            <text:p>りこう</text:p>
          </table:table-cell>
          <table:table-cell office:value-type="string" office:value="clever, smart">
            <text:p>clever, smar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あの犬はとても利口ですね。">
            <text:p>あの犬はとても利口ですね。</text:p>
          </table:table-cell>
          <table:table-cell office:value-type="string" office:value="あの いぬ は とても りこう です ね。">
            <text:p>あの いぬ は とても りこう です ね。</text:p>
          </table:table-cell>
          <table:table-cell office:value-type="string" office:value="That dog is very clever.">
            <text:p>That dog is very clev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座布団">
            <text:p>座布団</text:p>
          </table:table-cell>
          <table:table-cell office:value-type="string" office:value="ざぶとん">
            <text:p>ざぶとん</text:p>
          </table:table-cell>
          <table:table-cell office:value-type="string" office:value="Japanese cushion">
            <text:p>Japanese cush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座布団は座り心地がいいね。">
            <text:p>この座布団は座り心地がいいね。</text:p>
          </table:table-cell>
          <table:table-cell office:value-type="string" office:value="この ざぶとん は すわり ごこち が いい ね。">
            <text:p>この ざぶとん は すわり ごこち が いい ね。</text:p>
          </table:table-cell>
          <table:table-cell office:value-type="string" office:value="This Japanese cushion is comfortable to sit on.">
            <text:p>This Japanese cushion is comfortable to sit 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">
            <text:p>15</text:p>
          </table:table-cell>
          <table:table-cell office:value-type="string" office:value="16">
            <text:p>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失恋">
            <text:p>失恋</text:p>
          </table:table-cell>
          <table:table-cell office:value-type="string" office:value="しつれん">
            <text:p>しつれん</text:p>
          </table:table-cell>
          <table:table-cell office:value-type="string" office:value="broken heart">
            <text:p>broken hear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最近、失恋したらしいの。">
            <text:p>彼は最近、失恋したらしいの。</text:p>
          </table:table-cell>
          <table:table-cell office:value-type="string" office:value="かれ は さいきん、しつれん した らしい の。">
            <text:p>かれ は さいきん、しつれん した らしい の。</text:p>
          </table:table-cell>
          <table:table-cell office:value-type="string" office:value="I heard that he recently got his heart broken.">
            <text:p>I heard that he recently got his heart brok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水平線">
            <text:p>水平線</text:p>
          </table:table-cell>
          <table:table-cell office:value-type="string" office:value="すいへいせん">
            <text:p>すいへいせん</text:p>
          </table:table-cell>
          <table:table-cell office:value-type="string" office:value="horizon where the sky meets the ocean">
            <text:p>horizon where the sky meets the oce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水平線に太陽が沈んでいった。">
            <text:p>水平線に太陽が沈んでいった。</text:p>
          </table:table-cell>
          <table:table-cell office:value-type="string" office:value="すいへいせん に たいよう が しずんで いった。">
            <text:p>すいへいせん に たいよう が しずんで いった。</text:p>
          </table:table-cell>
          <table:table-cell office:value-type="string" office:value="The sun was setting below the horizon where the sky meets the ocean.">
            <text:p>The sun was setting below the horizon where the sky meets the oce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直通">
            <text:p>直通</text:p>
          </table:table-cell>
          <table:table-cell office:value-type="string" office:value="ちょくつう">
            <text:p>ちょくつう</text:p>
          </table:table-cell>
          <table:table-cell office:value-type="string" office:value="direct link">
            <text:p>direct link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れは私の直通の電話番号です。">
            <text:p>これは私の直通の電話番号です。</text:p>
          </table:table-cell>
          <table:table-cell office:value-type="string" office:value="これ は わたし の ちょくつう の でんわ ばんごう です。">
            <text:p>これ は わたし の ちょくつう の でんわ ばんごう です。</text:p>
          </table:table-cell>
          <table:table-cell office:value-type="string" office:value="This is my direct phone number.">
            <text:p>This is my direct phone numb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">
            <text:p>21</text:p>
          </table:table-cell>
          <table:table-cell office:value-type="string" office:value="22">
            <text:p>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伝染">
            <text:p>伝染</text:p>
          </table:table-cell>
          <table:table-cell office:value-type="string" office:value="でんせん">
            <text:p>でんせん</text:p>
          </table:table-cell>
          <table:table-cell office:value-type="string" office:value="contagion, infection">
            <text:p>contagion, infe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国ではコレラの伝染がまん延しています。">
            <text:p>その国ではコレラの伝染がまん延しています。</text:p>
          </table:table-cell>
          <table:table-cell office:value-type="string" office:value="その くに で は コレラ の でんせん が まんえん して います。">
            <text:p>その くに で は コレラ の でんせん が まんえん して います。</text:p>
          </table:table-cell>
          <table:table-cell office:value-type="string" office:value="There's an epidemic of cholera in that country.">
            <text:p>There's an epidemic of cholera in that count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残らず">
            <text:p>残らず</text:p>
          </table:table-cell>
          <table:table-cell office:value-type="string" office:value="のこらず">
            <text:p>のこらず</text:p>
          </table:table-cell>
          <table:table-cell office:value-type="string" office:value="with nothing left behind, without exception">
            <text:p>with nothing left behind, without exception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ゴミを残らず拾ったよ。">
            <text:p>ゴミを残らず拾ったよ。</text:p>
          </table:table-cell>
          <table:table-cell office:value-type="string" office:value="ゴミ を のこらず ひろった よ。">
            <text:p>ゴミ を のこらず ひろった よ。</text:p>
          </table:table-cell>
          <table:table-cell office:value-type="string" office:value="I picked up all the garbage.">
            <text:p>I picked up all the garb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払い戻す">
            <text:p>払い戻す</text:p>
          </table:table-cell>
          <table:table-cell office:value-type="string" office:value="はらいもどす">
            <text:p>はらいもどす</text:p>
          </table:table-cell>
          <table:table-cell office:value-type="string" office:value="pay back, reimburse">
            <text:p>pay back, reimburs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飛行機の運賃が払い戻されたの。">
            <text:p>飛行機の運賃が払い戻されたの。</text:p>
          </table:table-cell>
          <table:table-cell office:value-type="string" office:value="ひこうき の うんちん が はらいもどされた の。">
            <text:p>ひこうき の うんちん が はらいもどされた の。</text:p>
          </table:table-cell>
          <table:table-cell office:value-type="string" office:value="My airfare was reimbursed.">
            <text:p>My airfare was reimburs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">
            <text:p>27</text:p>
          </table:table-cell>
          <table:table-cell office:value-type="string" office:value="28">
            <text:p>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引っ掛かる">
            <text:p>引っ掛かる</text:p>
          </table:table-cell>
          <table:table-cell office:value-type="string" office:value="ひっかかる">
            <text:p>ひっかかる</text:p>
          </table:table-cell>
          <table:table-cell office:value-type="string" office:value="be caught, be trapped">
            <text:p>be caught, be trapp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魚の骨がのどに引っ掛かった。">
            <text:p>魚の骨がのどに引っ掛かった。</text:p>
          </table:table-cell>
          <table:table-cell office:value-type="string" office:value="さかな の ほね が のど に ひっかかった。">
            <text:p>さかな の ほね が のど に ひっかかった。</text:p>
          </table:table-cell>
          <table:table-cell office:value-type="string" office:value="A fish bone got caught in my throat.">
            <text:p>A fish bone got caught in my thro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夕立">
            <text:p>夕立</text:p>
          </table:table-cell>
          <table:table-cell office:value-type="string" office:value="ゆうだち">
            <text:p>ゆうだち</text:p>
          </table:table-cell>
          <table:table-cell office:value-type="string" office:value="evening shower">
            <text:p>evening show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帰宅中、夕立にあったの。">
            <text:p>帰宅中、夕立にあったの。</text:p>
          </table:table-cell>
          <table:table-cell office:value-type="string" office:value="きたく ちゅう、ゆうだち に あった の。">
            <text:p>きたく ちゅう、ゆうだち に あった の。</text:p>
          </table:table-cell>
          <table:table-cell office:value-type="string" office:value="I was caught in a shower on my way home.">
            <text:p>I was caught in a shower on my way h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今に">
            <text:p>今に</text:p>
          </table:table-cell>
          <table:table-cell office:value-type="string" office:value="いまに">
            <text:p>いまに</text:p>
          </table:table-cell>
          <table:table-cell office:value-type="string" office:value="before long, someday">
            <text:p>before long, someda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あなたも今に分かるでしょう。">
            <text:p>あなたも今に分かるでしょう。</text:p>
          </table:table-cell>
          <table:table-cell office:value-type="string" office:value="あなた も いまに わかる でしょう。">
            <text:p>あなた も いまに わかる でしょう。</text:p>
          </table:table-cell>
          <table:table-cell office:value-type="string" office:value="Someday you will understand it.">
            <text:p>Someday you will understand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3">
            <text:p>33</text:p>
          </table:table-cell>
          <table:table-cell office:value-type="string" office:value="34">
            <text:p>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器械">
            <text:p>器械</text:p>
          </table:table-cell>
          <table:table-cell office:value-type="string" office:value="きかい">
            <text:p>きかい</text:p>
          </table:table-cell>
          <table:table-cell office:value-type="string" office:value="instrument, equipment">
            <text:p>instrument, equip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体育館で器械を使って運動したの。">
            <text:p>体育館で器械を使って運動したの。</text:p>
          </table:table-cell>
          <table:table-cell office:value-type="string" office:value="たいいくかん で きかい を つかって うんどう した の。">
            <text:p>たいいくかん で きかい を つかって うんどう した の。</text:p>
          </table:table-cell>
          <table:table-cell office:value-type="string" office:value="I did exercise with equipment in the gym.">
            <text:p>I did exercise with equipment in the gy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転がす">
            <text:p>転がす</text:p>
          </table:table-cell>
          <table:table-cell office:value-type="string" office:value="ころがす">
            <text:p>ころがす</text:p>
          </table:table-cell>
          <table:table-cell office:value-type="string" office:value="roll (something) over">
            <text:p>roll (something) ov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まず、肉をパン粉の上で転がします。">
            <text:p>まず、肉をパン粉の上で転がします。</text:p>
          </table:table-cell>
          <table:table-cell office:value-type="string" office:value="まず、にく を パンこ の うえ で ころがします。">
            <text:p>まず、にく を パンこ の うえ で ころがします。</text:p>
          </table:table-cell>
          <table:table-cell office:value-type="string" office:value="First, roll the meat in bread crumbs.">
            <text:p>First, roll the meat in bread crumb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下書き">
            <text:p>下書き</text:p>
          </table:table-cell>
          <table:table-cell office:value-type="string" office:value="したがき">
            <text:p>したがき</text:p>
          </table:table-cell>
          <table:table-cell office:value-type="string" office:value="draft">
            <text:p>draf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、論文の下書きをしているところです。">
            <text:p>今、論文の下書きをしているところです。</text:p>
          </table:table-cell>
          <table:table-cell office:value-type="string" office:value="いま、ろんぶん の したがき を して いる ところ です。">
            <text:p>いま、ろんぶん の したがき を して いる ところ です。</text:p>
          </table:table-cell>
          <table:table-cell office:value-type="string" office:value="I'm writing a draft of my thesis right now.">
            <text:p>I'm writing a draft of my thesis right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9">
            <text:p>39</text:p>
          </table:table-cell>
          <table:table-cell office:value-type="string" office:value="40">
            <text:p>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仲直り">
            <text:p>仲直り</text:p>
          </table:table-cell>
          <table:table-cell office:value-type="string" office:value="なかなおり">
            <text:p>なかなおり</text:p>
          </table:table-cell>
          <table:table-cell office:value-type="string" office:value="reconciliation, making up">
            <text:p>reconciliation, making u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喧嘩した友達と仲直りしました。">
            <text:p>喧嘩した友達と仲直りしました。</text:p>
          </table:table-cell>
          <table:table-cell office:value-type="string" office:value="けんか した ともだち と なかなおり しました 。">
            <text:p>けんか した ともだち と なかなおり しました 。</text:p>
          </table:table-cell>
          <table:table-cell office:value-type="string" office:value="I reconciled with my friend I had a fight with.">
            <text:p>I reconciled with my friend I had a fight wi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煮える">
            <text:p>煮える</text:p>
          </table:table-cell>
          <table:table-cell office:value-type="string" office:value="にえる">
            <text:p>にえる</text:p>
          </table:table-cell>
          <table:table-cell office:value-type="string" office:value="become boiled, become simmered">
            <text:p>become boiled, become simmer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もうすぐじゃがいもが煮えます。">
            <text:p>もうすぐじゃがいもが煮えます。</text:p>
          </table:table-cell>
          <table:table-cell office:value-type="string" office:value="もう すぐ じゃがいも が にえます。">
            <text:p>もう すぐ じゃがいも が にえます。</text:p>
          </table:table-cell>
          <table:table-cell office:value-type="string" office:value="The potatoes will be cooked soon.">
            <text:p>The potatoes will be cooked s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憎い">
            <text:p>憎い</text:p>
          </table:table-cell>
          <table:table-cell office:value-type="string" office:value="にくい">
            <text:p>にくい</text:p>
          </table:table-cell>
          <table:table-cell office:value-type="string" office:value="hateful, abominable">
            <text:p>hateful, abominabl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が憎いですか。">
            <text:p>彼が憎いですか。</text:p>
          </table:table-cell>
          <table:table-cell office:value-type="string" office:value="かれ が にくい です か。">
            <text:p>かれ が にくい です か。</text:p>
          </table:table-cell>
          <table:table-cell office:value-type="string" office:value="Do you hate him?">
            <text:p>Do you hate him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5">
            <text:p>45</text:p>
          </table:table-cell>
          <table:table-cell office:value-type="string" office:value="46">
            <text:p>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迷子">
            <text:p>迷子</text:p>
          </table:table-cell>
          <table:table-cell office:value-type="string" office:value="まいご">
            <text:p>まいご</text:p>
          </table:table-cell>
          <table:table-cell office:value-type="string" office:value="lost child, lost person">
            <text:p>lost child, lost pers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うちの子が迷子になりました。">
            <text:p>うちの子が迷子になりました。</text:p>
          </table:table-cell>
          <table:table-cell office:value-type="string" office:value="うち の こ が まいご に なりました。">
            <text:p>うち の こ が まいご に なりました。</text:p>
          </table:table-cell>
          <table:table-cell office:value-type="string" office:value="Our child has gotten lost.">
            <text:p>Our child has gotten lo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くたびれる">
            <text:p>くたびれる</text:p>
          </table:table-cell>
          <table:table-cell office:value-type="string" office:value="くたびれる">
            <text:p>くたびれる</text:p>
          </table:table-cell>
          <table:table-cell office:value-type="string" office:value="get tired, be worn out">
            <text:p>get tired, be worn ou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たくさん歩いてくたびれました。">
            <text:p>たくさん歩いてくたびれました。</text:p>
          </table:table-cell>
          <table:table-cell office:value-type="string" office:value="たくさん あるいて くたびれました。">
            <text:p>たくさん あるいて くたびれました。</text:p>
          </table:table-cell>
          <table:table-cell office:value-type="string" office:value="I'm worn out from walking so much.">
            <text:p>I'm worn out from walking so mu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社会科学">
            <text:p>社会科学</text:p>
          </table:table-cell>
          <table:table-cell office:value-type="string" office:value="しゃかいかがく">
            <text:p>しゃかいかがく</text:p>
          </table:table-cell>
          <table:table-cell office:value-type="string" office:value="social science">
            <text:p>social sci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社会科学の分野に関心があります。">
            <text:p>社会科学の分野に関心があります。</text:p>
          </table:table-cell>
          <table:table-cell office:value-type="string" office:value="しゃかいかがく の ぶんや に かんしん が あります。">
            <text:p>しゃかいかがく の ぶんや に かんしん が あります。</text:p>
          </table:table-cell>
          <table:table-cell office:value-type="string" office:value="I'm interested in the field of social science.">
            <text:p>I'm interested in the field of social sci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1">
            <text:p>51</text:p>
          </table:table-cell>
          <table:table-cell office:value-type="string" office:value="52">
            <text:p>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便箋">
            <text:p>便箋</text:p>
          </table:table-cell>
          <table:table-cell office:value-type="string" office:value="びんせん">
            <text:p>びんせん</text:p>
          </table:table-cell>
          <table:table-cell office:value-type="string" office:value="letter paper">
            <text:p>letter pap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友達に手紙を書こうと便箋を買ったんだ。">
            <text:p>友達に手紙を書こうと便箋を買ったんだ。</text:p>
          </table:table-cell>
          <table:table-cell office:value-type="string" office:value="ともだち に てがみ を かこう と びんせん を かった ん だ。">
            <text:p>ともだち に てがみ を かこう と びんせん を かった ん だ。</text:p>
          </table:table-cell>
          <table:table-cell office:value-type="string" office:value="I bought letter paper to write to my friend.">
            <text:p>I bought letter paper to write to my fri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交ざる">
            <text:p>交ざる</text:p>
          </table:table-cell>
          <table:table-cell office:value-type="string" office:value="まざる">
            <text:p>まざる</text:p>
          </table:table-cell>
          <table:table-cell office:value-type="string" office:value="mix, mingle with">
            <text:p>mix, mingle wit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大人も子供も交ざって遊んだの。">
            <text:p>大人も子供も交ざって遊んだの。</text:p>
          </table:table-cell>
          <table:table-cell office:value-type="string" office:value="おとな も こども も まざって あそんだ の。">
            <text:p>おとな も こども も まざって あそんだ の。</text:p>
          </table:table-cell>
          <table:table-cell office:value-type="string" office:value="Adults and children played together.">
            <text:p>Adults and children played toge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湯気">
            <text:p>湯気</text:p>
          </table:table-cell>
          <table:table-cell office:value-type="string" office:value="ゆげ">
            <text:p>ゆげ</text:p>
          </table:table-cell>
          <table:table-cell office:value-type="string" office:value="steam, vapor">
            <text:p>steam, vap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やかんから湯気が出ていますよ。">
            <text:p>やかんから湯気が出ていますよ。</text:p>
          </table:table-cell>
          <table:table-cell office:value-type="string" office:value="やかん から ゆげ が でて います よ。">
            <text:p>やかん から ゆげ が でて います よ。</text:p>
          </table:table-cell>
          <table:table-cell office:value-type="string" office:value="Steam is coming out from the kettle.">
            <text:p>Steam is coming out from the kett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7">
            <text:p>57</text:p>
          </table:table-cell>
          <table:table-cell office:value-type="string" office:value="58">
            <text:p>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道順">
            <text:p>道順</text:p>
          </table:table-cell>
          <table:table-cell office:value-type="string" office:value="みちじゅん">
            <text:p>みちじゅん</text:p>
          </table:table-cell>
          <table:table-cell office:value-type="string" office:value="route, directions">
            <text:p>route, direction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家から学校までの道順を教えてください。">
            <text:p>家から学校までの道順を教えてください。</text:p>
          </table:table-cell>
          <table:table-cell office:value-type="string" office:value="いえ から がっこう まで の みちじゅん を おしえて ください。">
            <text:p>いえ から がっこう まで の みちじゅん を おしえて ください。</text:p>
          </table:table-cell>
          <table:table-cell office:value-type="string" office:value="Please tell me the route from your house to the school.">
            <text:p>Please tell me the route from your house to the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括弧">
            <text:p>括弧</text:p>
          </table:table-cell>
          <table:table-cell office:value-type="string" office:value="かっこ">
            <text:p>かっこ</text:p>
          </table:table-cell>
          <table:table-cell office:value-type="string" office:value="parentheses, brackets">
            <text:p>parentheses, bracket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括弧の部分は省略できます。">
            <text:p>括弧の部分は省略できます。</text:p>
          </table:table-cell>
          <table:table-cell office:value-type="string" office:value="かっこ の ぶぶん は しょうりゃく できます。">
            <text:p>かっこ の ぶぶん は しょうりゃく できます。</text:p>
          </table:table-cell>
          <table:table-cell office:value-type="string" office:value="The part in parentheses can be omitted.">
            <text:p>The part in parentheses can be omit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紙くず">
            <text:p>紙くず</text:p>
          </table:table-cell>
          <table:table-cell office:value-type="string" office:value="かみくず">
            <text:p>かみくず</text:p>
          </table:table-cell>
          <table:table-cell office:value-type="string" office:value="wastepaper">
            <text:p>wastepap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紙くずはくず入れに入れなさい。">
            <text:p>紙くずはくず入れに入れなさい。</text:p>
          </table:table-cell>
          <table:table-cell office:value-type="string" office:value="かみくず は くず いれ に いれなさい 。">
            <text:p>かみくず は くず いれ に いれなさい 。</text:p>
          </table:table-cell>
          <table:table-cell office:value-type="string" office:value="Put wastepaper in the garbage bin.">
            <text:p>Put wastepaper in the garbage b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3">
            <text:p>63</text:p>
          </table:table-cell>
          <table:table-cell office:value-type="string" office:value="64">
            <text:p>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至急">
            <text:p>至急</text:p>
          </table:table-cell>
          <table:table-cell office:value-type="string" office:value="しきゅう">
            <text:p>しきゅう</text:p>
          </table:table-cell>
          <table:table-cell office:value-type="string" office:value="urgent">
            <text:p>urg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会社から「至急」との連絡があったんだ。">
            <text:p>会社から「至急」との連絡があったんだ。</text:p>
          </table:table-cell>
          <table:table-cell office:value-type="string" office:value="かいしゃ から 「しきゅう」 と の れんらく が あった ん だ。">
            <text:p>かいしゃ から 「しきゅう」 と の れんらく が あった ん だ。</text:p>
          </table:table-cell>
          <table:table-cell office:value-type="string" office:value="The company contacted me on an &quot;urgent&quot; matter.">
            <text:p>The company contacted me on an "urgent" mat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洗面">
            <text:p>洗面</text:p>
          </table:table-cell>
          <table:table-cell office:value-type="string" office:value="せんめん">
            <text:p>せんめん</text:p>
          </table:table-cell>
          <table:table-cell office:value-type="string" office:value="washing one's face, washing up">
            <text:p>washing one's face, washing u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洗面用具を忘れた。">
            <text:p>洗面用具を忘れた。</text:p>
          </table:table-cell>
          <table:table-cell office:value-type="string" office:value="せんめん ようぐ を わすれた。">
            <text:p>せんめん ようぐ を わすれた。</text:p>
          </table:table-cell>
          <table:table-cell office:value-type="string" office:value="I forgot my toiletries.">
            <text:p>I forgot my toiletr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手洗い">
            <text:p>手洗い</text:p>
          </table:table-cell>
          <table:table-cell office:value-type="string" office:value="てあらい">
            <text:p>てあらい</text:p>
          </table:table-cell>
          <table:table-cell office:value-type="string" office:value="washing hands">
            <text:p>washing hand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風邪をひかないように手洗いとうがいをしましょう。">
            <text:p>風邪をひかないように手洗いとうがいをしましょう。</text:p>
          </table:table-cell>
          <table:table-cell office:value-type="string" office:value="かぜ を ひかない ように てあらい と うがい を しましょう。">
            <text:p>かぜ を ひかない ように てあらい と うがい を しましょう。</text:p>
          </table:table-cell>
          <table:table-cell office:value-type="string" office:value="Make sure you wash your hands and gargle to avoid a cold.">
            <text:p>Make sure you wash your hands and gargle to avoid a co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9">
            <text:p>69</text:p>
          </table:table-cell>
          <table:table-cell office:value-type="string" office:value="70">
            <text:p>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定休日">
            <text:p>定休日</text:p>
          </table:table-cell>
          <table:table-cell office:value-type="string" office:value="ていきゅうび">
            <text:p>ていきゅうび</text:p>
          </table:table-cell>
          <table:table-cell office:value-type="string" office:value="regular holiday">
            <text:p>regular holid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店は水曜が定休日です。">
            <text:p>この店は水曜が定休日です。</text:p>
          </table:table-cell>
          <table:table-cell office:value-type="string" office:value="この みせ は すいよう が ていきゅう び です。">
            <text:p>この みせ は すいよう が ていきゅう び です。</text:p>
          </table:table-cell>
          <table:table-cell office:value-type="string" office:value="This shop is closed on Wednesdays.">
            <text:p>This shop is closed on Wednes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出来上がり">
            <text:p>出来上がり</text:p>
          </table:table-cell>
          <table:table-cell office:value-type="string" office:value="できあがり">
            <text:p>できあがり</text:p>
          </table:table-cell>
          <table:table-cell office:value-type="string" office:value="completion, result">
            <text:p>completion, resul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作品の出来上がりに満足しています。">
            <text:p>私は作品の出来上がりに満足しています。</text:p>
          </table:table-cell>
          <table:table-cell office:value-type="string" office:value="わたし は さくひん の できあがり に まんぞく して います。">
            <text:p>わたし は さくひん の できあがり に まんぞく して います。</text:p>
          </table:table-cell>
          <table:table-cell office:value-type="string" office:value="I'm satisfied with the finished work.">
            <text:p>I'm satisfied with the finished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肌着">
            <text:p>肌着</text:p>
          </table:table-cell>
          <table:table-cell office:value-type="string" office:value="はだぎ">
            <text:p>はだぎ</text:p>
          </table:table-cell>
          <table:table-cell office:value-type="string" office:value="undergarment">
            <text:p>undergar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寒いので暖かい肌着を着ました。">
            <text:p>寒いので暖かい肌着を着ました。</text:p>
          </table:table-cell>
          <table:table-cell office:value-type="string" office:value="さむい ので あたたかい はだぎ を きました。">
            <text:p>さむい ので あたたかい はだぎ を きました。</text:p>
          </table:table-cell>
          <table:table-cell office:value-type="string" office:value="It was cold, so I put on some warm undergarment.">
            <text:p>It was cold, so I put on some warm undergar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5">
            <text:p>75</text:p>
          </table:table-cell>
          <table:table-cell office:value-type="string" office:value="76">
            <text:p>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一休み">
            <text:p>一休み</text:p>
          </table:table-cell>
          <table:table-cell office:value-type="string" office:value="ひとやすみ">
            <text:p>ひとやすみ</text:p>
          </table:table-cell>
          <table:table-cell office:value-type="string" office:value="short break">
            <text:p>short break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こで一休みしましょう。">
            <text:p>ここで一休みしましょう。</text:p>
          </table:table-cell>
          <table:table-cell office:value-type="string" office:value="ここ で ひと やすみ しましょう。">
            <text:p>ここ で ひと やすみ しましょう。</text:p>
          </table:table-cell>
          <table:table-cell office:value-type="string" office:value="Let's take a short break here.">
            <text:p>Let's take a short break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湯飲み">
            <text:p>湯飲み</text:p>
          </table:table-cell>
          <table:table-cell office:value-type="string" office:value="ゆのみ">
            <text:p>ゆのみ</text:p>
          </table:table-cell>
          <table:table-cell office:value-type="string" office:value="teacup">
            <text:p>teacu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湯飲みにはお茶を入れて、お茶碗にはご飯をよそいます。">
            <text:p>湯飲みにはお茶を入れて、お茶碗にはご飯をよそいます。</text:p>
          </table:table-cell>
          <table:table-cell office:value-type="string" office:value="ゆのみ に は おちゃ を いれて、おちゃわん に は ごはん を よそいます。">
            <text:p>ゆのみ に は おちゃ を いれて、おちゃわん に は ごはん を よそいます。</text:p>
          </table:table-cell>
          <table:table-cell office:value-type="string" office:value="We pour tea in a teacup and serve rice in a rice bowl.">
            <text:p>We pour tea in a teacup and serve rice in a rice bow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現れ">
            <text:p>現れ</text:p>
          </table:table-cell>
          <table:table-cell office:value-type="string" office:value="あらわれ">
            <text:p>あらわれ</text:p>
          </table:table-cell>
          <table:table-cell office:value-type="string" office:value="manifestation, indication">
            <text:p>manifestation, indic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れは彼女の期待の現れです。">
            <text:p>それは彼女の期待の現れです。</text:p>
          </table:table-cell>
          <table:table-cell office:value-type="string" office:value="それ は かのじょ の きたい の あらわれ です。">
            <text:p>それ は かのじょ の きたい の あらわれ です。</text:p>
          </table:table-cell>
          <table:table-cell office:value-type="string" office:value="It's an indication of her expectation.">
            <text:p>It's an indication of her expec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1">
            <text:p>81</text:p>
          </table:table-cell>
          <table:table-cell office:value-type="string" office:value="82">
            <text:p>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入れ物">
            <text:p>入れ物</text:p>
          </table:table-cell>
          <table:table-cell office:value-type="string" office:value="いれもの">
            <text:p>いれもの</text:p>
          </table:table-cell>
          <table:table-cell office:value-type="string" office:value="container, holder">
            <text:p>container, hold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荷物が多いので大きな入れ物が必要です。">
            <text:p>荷物が多いので大きな入れ物が必要です。</text:p>
          </table:table-cell>
          <table:table-cell office:value-type="string" office:value="にもつ が おおい ので おおきな いれもの が ひつよう です。">
            <text:p>にもつ が おおい ので おおきな いれもの が ひつよう です。</text:p>
          </table:table-cell>
          <table:table-cell office:value-type="string" office:value="I have a lot of baggage, so I need a big container.">
            <text:p>I have a lot of baggage, so I need a big contain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休講">
            <text:p>休講</text:p>
          </table:table-cell>
          <table:table-cell office:value-type="string" office:value="きゅうこう">
            <text:p>きゅうこう</text:p>
          </table:table-cell>
          <table:table-cell office:value-type="string" office:value="cancellation of a lecture">
            <text:p>cancellation of a lectur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日のフランス語の講座は休講です。">
            <text:p>今日のフランス語の講座は休講です。</text:p>
          </table:table-cell>
          <table:table-cell office:value-type="string" office:value="きょう の フランス ご の こうざ は きゅうこう です。">
            <text:p>きょう の フランス ご の こうざ は きゅうこう です。</text:p>
          </table:table-cell>
          <table:table-cell office:value-type="string" office:value="Today's French class has been cancelled.">
            <text:p>Today's French class has been cancell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射す">
            <text:p>射す</text:p>
          </table:table-cell>
          <table:table-cell office:value-type="string" office:value="さす">
            <text:p>さす</text:p>
          </table:table-cell>
          <table:table-cell office:value-type="string" office:value="shine on">
            <text:p>shine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今日は久しぶりに日が射してるね。">
            <text:p>今日は久しぶりに日が射してるね。</text:p>
          </table:table-cell>
          <table:table-cell office:value-type="string" office:value="きょう は ひさしぶり に ひ が さしてる ね。">
            <text:p>きょう は ひさしぶり に ひ が さしてる ね。</text:p>
          </table:table-cell>
          <table:table-cell office:value-type="string" office:value="Today the sun is shining for the first time in a long time.">
            <text:p>Today the sun is shining for the first time in a long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7">
            <text:p>87</text:p>
          </table:table-cell>
          <table:table-cell office:value-type="string" office:value="88">
            <text:p>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釣り合う">
            <text:p>釣り合う</text:p>
          </table:table-cell>
          <table:table-cell office:value-type="string" office:value="つりあう">
            <text:p>つりあう</text:p>
          </table:table-cell>
          <table:table-cell office:value-type="string" office:value="balance out, match">
            <text:p>balance out, matc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収入と支出が釣り合っていない。">
            <text:p>収入と支出が釣り合っていない。</text:p>
          </table:table-cell>
          <table:table-cell office:value-type="string" office:value="しゅうにゅう と ししゅつ が つりあって いない。">
            <text:p>しゅうにゅう と ししゅつ が つりあって いない。</text:p>
          </table:table-cell>
          <table:table-cell office:value-type="string" office:value="Income and expenses aren't balancing out.">
            <text:p>Income and expenses aren't balancing 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所々">
            <text:p>所々</text:p>
          </table:table-cell>
          <table:table-cell office:value-type="string" office:value="ところどころ">
            <text:p>ところどころ</text:p>
          </table:table-cell>
          <table:table-cell office:value-type="string" office:value="here and there, in places">
            <text:p>here and there, in plac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本はページが所々破れているね。">
            <text:p>この本はページが所々破れているね。</text:p>
          </table:table-cell>
          <table:table-cell office:value-type="string" office:value="この ほん は ページ が ところどころ やぶれて いる ね。">
            <text:p>この ほん は ページ が ところどころ やぶれて いる ね。</text:p>
          </table:table-cell>
          <table:table-cell office:value-type="string" office:value="The pages in this book are torn here and there.">
            <text:p>The pages in this book are torn here and t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ふるさと">
            <text:p>ふるさと</text:p>
          </table:table-cell>
          <table:table-cell office:value-type="string" office:value="ふるさと">
            <text:p>ふるさと</text:p>
          </table:table-cell>
          <table:table-cell office:value-type="string" office:value="hometown, birthplace (colloquial)">
            <text:p>hometown, birthplace (colloqui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いつもふるさとを懐かしく思い出すの。">
            <text:p>いつもふるさとを懐かしく思い出すの。</text:p>
          </table:table-cell>
          <table:table-cell office:value-type="string" office:value="いつも ふるさと を なつかしく おもいだす の。">
            <text:p>いつも ふるさと を なつかしく おもいだす の。</text:p>
          </table:table-cell>
          <table:table-cell office:value-type="string" office:value="I always remember my hometown fondly.">
            <text:p>I always remember my hometown fond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3">
            <text:p>93</text:p>
          </table:table-cell>
          <table:table-cell office:value-type="string" office:value="94">
            <text:p>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ふわふわ">
            <text:p>ふわふわ</text:p>
          </table:table-cell>
          <table:table-cell office:value-type="string" office:value="ふわふわ">
            <text:p>ふわふわ</text:p>
          </table:table-cell>
          <table:table-cell office:value-type="string" office:value="soft and fluffy">
            <text:p>soft and fluff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ふわふわの布団に寝たよ。">
            <text:p>ふわふわの布団に寝たよ。</text:p>
          </table:table-cell>
          <table:table-cell office:value-type="string" office:value="ふわふわ の ふとん に ねた よ。">
            <text:p>ふわふわ の ふとん に ねた よ。</text:p>
          </table:table-cell>
          <table:table-cell office:value-type="string" office:value="I slept on a soft futon.">
            <text:p>I slept on a soft fut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回り道">
            <text:p>回り道</text:p>
          </table:table-cell>
          <table:table-cell office:value-type="string" office:value="まわりみち">
            <text:p>まわりみち</text:p>
          </table:table-cell>
          <table:table-cell office:value-type="string" office:value="detour">
            <text:p>detou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回り道して帰ろう。">
            <text:p>今日は回り道して帰ろう。</text:p>
          </table:table-cell>
          <table:table-cell office:value-type="string" office:value="きょう は まわりみち して かえろう。">
            <text:p>きょう は まわりみち して かえろう。</text:p>
          </table:table-cell>
          <table:table-cell office:value-type="string" office:value="Today, let's make a detour on our way home.">
            <text:p>Today, let's make a detour on our way h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よる">
            <text:p>よる</text:p>
          </table:table-cell>
          <table:table-cell office:value-type="string" office:value="よる">
            <text:p>よる</text:p>
          </table:table-cell>
          <table:table-cell office:value-type="string" office:value="be caused by, be due to">
            <text:p>be caused by, be due t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の病気は過労によるものです。">
            <text:p>彼の病気は過労によるものです。</text:p>
          </table:table-cell>
          <table:table-cell office:value-type="string" office:value="かれ の びょうき は かろう に よる もの です。">
            <text:p>かれ の びょうき は かろう に よる もの です。</text:p>
          </table:table-cell>
          <table:table-cell office:value-type="string" office:value="His illness is due to overwork.">
            <text:p>His illness is due to over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9">
            <text:p>99</text:p>
          </table:table-cell>
          <table:table-cell office:value-type="string" office:value="100">
            <text:p>1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お目にかかる">
            <text:p>お目にかかる</text:p>
          </table:table-cell>
          <table:table-cell office:value-type="string" office:value="おめにかかる">
            <text:p>おめにかかる</text:p>
          </table:table-cell>
          <table:table-cell office:value-type="string" office:value="meet (humble)">
            <text:p>meet (humbl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目に掛かれて嬉しいです。">
            <text:p>お目に掛かれて嬉しいです。</text:p>
          </table:table-cell>
          <table:table-cell office:value-type="string" office:value="おめにかかれて うれしい です。">
            <text:p>おめにかかれて うれしい です。</text:p>
          </table:table-cell>
          <table:table-cell office:value-type="string" office:value="It's a pleasure to meet you.">
            <text:p>It's a pleasure to meet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被せる">
            <text:p>被せる</text:p>
          </table:table-cell>
          <table:table-cell office:value-type="string" office:value="かぶせる">
            <text:p>かぶせる</text:p>
          </table:table-cell>
          <table:table-cell office:value-type="string" office:value="cover (something)">
            <text:p>cover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本にカバーを被せたの。">
            <text:p>本にカバーを被せたの。</text:p>
          </table:table-cell>
          <table:table-cell office:value-type="string" office:value="ほん に カバー を かぶせた の。">
            <text:p>ほん に カバー を かぶせた の。</text:p>
          </table:table-cell>
          <table:table-cell office:value-type="string" office:value="I put a cover on the book.">
            <text:p>I put a cover on the b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交替">
            <text:p>交替</text:p>
          </table:table-cell>
          <table:table-cell office:value-type="string" office:value="こうたい">
            <text:p>こうたい</text:p>
          </table:table-cell>
          <table:table-cell office:value-type="string" office:value="shift, taking turns">
            <text:p>shift, taking turn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家まで交替で荷物を持ちました。">
            <text:p>家まで交替で荷物を持ちました。</text:p>
          </table:table-cell>
          <table:table-cell office:value-type="string" office:value="いえ まで こうたい で にもつ を もちました。">
            <text:p>いえ まで こうたい で にもつ を もちました。</text:p>
          </table:table-cell>
          <table:table-cell office:value-type="string" office:value="We took turns carrying the luggage home.">
            <text:p>We took turns carrying the luggage h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5">
            <text:p>105</text:p>
          </table:table-cell>
          <table:table-cell office:value-type="string" office:value="106">
            <text:p>10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五十音">
            <text:p>五十音</text:p>
          </table:table-cell>
          <table:table-cell office:value-type="string" office:value="ごじゅうおん">
            <text:p>ごじゅうおん</text:p>
          </table:table-cell>
          <table:table-cell office:value-type="string" office:value="Japanese syllabary">
            <text:p>Japanese syllaba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名前は五十音順に並んでいます。">
            <text:p>名前は五十音順に並んでいます。</text:p>
          </table:table-cell>
          <table:table-cell office:value-type="string" office:value="なまえ は ごじゅうおん じゅん に ならんで います。">
            <text:p>なまえ は ごじゅうおん じゅん に ならんで います。</text:p>
          </table:table-cell>
          <table:table-cell office:value-type="string" office:value="The names are arranged in order of the Japanese syllabary.">
            <text:p>The names are arranged in order of the Japanese syllaba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祭日">
            <text:p>祭日</text:p>
          </table:table-cell>
          <table:table-cell office:value-type="string" office:value="さいじつ">
            <text:p>さいじつ</text:p>
          </table:table-cell>
          <table:table-cell office:value-type="string" office:value="national holiday">
            <text:p>national holid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うちの会社は祭日は休みです。">
            <text:p>うちの会社は祭日は休みです。</text:p>
          </table:table-cell>
          <table:table-cell office:value-type="string" office:value="うち の かいしゃ は さいじつ は やすみ です。">
            <text:p>うち の かいしゃ は さいじつ は やすみ です。</text:p>
          </table:table-cell>
          <table:table-cell office:value-type="string" office:value="At our company, we get national holidays off.">
            <text:p>At our company, we get national holidays of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言づける">
            <text:p>言づける</text:p>
          </table:table-cell>
          <table:table-cell office:value-type="string" office:value="ことづける">
            <text:p>ことづける</text:p>
          </table:table-cell>
          <table:table-cell office:value-type="string" office:value="leave a message">
            <text:p>leave a messag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への伝言を言づけたの。">
            <text:p>彼女への伝言を言づけたの。</text:p>
          </table:table-cell>
          <table:table-cell office:value-type="string" office:value="かのじょ へ の でんごん を ことづけた の。">
            <text:p>かのじょ へ の でんごん を ことづけた の。</text:p>
          </table:table-cell>
          <table:table-cell office:value-type="string" office:value="I left her a message.">
            <text:p>I left her a mess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1">
            <text:p>111</text:p>
          </table:table-cell>
          <table:table-cell office:value-type="string" office:value="112">
            <text:p>1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さびる">
            <text:p>さびる</text:p>
          </table:table-cell>
          <table:table-cell office:value-type="string" office:value="さびる">
            <text:p>さびる</text:p>
          </table:table-cell>
          <table:table-cell office:value-type="string" office:value="rust, get rusty">
            <text:p>rust, get rust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包丁がさびてしまった。">
            <text:p>包丁がさびてしまった。</text:p>
          </table:table-cell>
          <table:table-cell office:value-type="string" office:value="ほうちょう が さびて しまった。">
            <text:p>ほうちょう が さびて しまった。</text:p>
          </table:table-cell>
          <table:table-cell office:value-type="string" office:value="The kitchen knife has rusted.">
            <text:p>The kitchen knife has rus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しわ">
            <text:p>しわ</text:p>
          </table:table-cell>
          <table:table-cell office:value-type="string" office:value="しわ">
            <text:p>しわ</text:p>
          </table:table-cell>
          <table:table-cell office:value-type="string" office:value="wrinkle">
            <text:p>wrink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スカートにしわが寄っているよ。">
            <text:p>スカートにしわが寄っているよ。</text:p>
          </table:table-cell>
          <table:table-cell office:value-type="string" office:value="スカート に しわ が よって いる よ。">
            <text:p>スカート に しわ が よって いる よ。</text:p>
          </table:table-cell>
          <table:table-cell office:value-type="string" office:value="Your skirt is rumpled.">
            <text:p>Your skirt is rumpl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重役">
            <text:p>重役</text:p>
          </table:table-cell>
          <table:table-cell office:value-type="string" office:value="じゅうやく">
            <text:p>じゅうやく</text:p>
          </table:table-cell>
          <table:table-cell office:value-type="string" office:value="director, executive">
            <text:p>director, executiv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明日、重役会議が開かれます。">
            <text:p>明日、重役会議が開かれます。</text:p>
          </table:table-cell>
          <table:table-cell office:value-type="string" office:value="あす、じゅうやく かいぎ が ひらかれます。">
            <text:p>あす、じゅうやく かいぎ が ひらかれます。</text:p>
          </table:table-cell>
          <table:table-cell office:value-type="string" office:value="The director's meeting will be held tomorrow.">
            <text:p>The director's meeting will be held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7">
            <text:p>117</text:p>
          </table:table-cell>
          <table:table-cell office:value-type="string" office:value="118">
            <text:p>1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たんす">
            <text:p>たんす</text:p>
          </table:table-cell>
          <table:table-cell office:value-type="string" office:value="たんす">
            <text:p>たんす</text:p>
          </table:table-cell>
          <table:table-cell office:value-type="string" office:value="chest of drawers, wardrobe">
            <text:p>chest of drawers, wardrob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日、たんすを買いました。">
            <text:p>昨日、たんすを買いました。</text:p>
          </table:table-cell>
          <table:table-cell office:value-type="string" office:value="きのう、 たんす を かいました。">
            <text:p>きのう、 たんす を かいました。</text:p>
          </table:table-cell>
          <table:table-cell office:value-type="string" office:value="I bought a chest of drawers yesterday.">
            <text:p>I bought a chest of drawers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つまずく">
            <text:p>つまずく</text:p>
          </table:table-cell>
          <table:table-cell office:value-type="string" office:value="つまずく">
            <text:p>つまずく</text:p>
          </table:table-cell>
          <table:table-cell office:value-type="string" office:value="stumble, trip on">
            <text:p>stumble, trip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石につまずきました。">
            <text:p>石につまずきました。</text:p>
          </table:table-cell>
          <table:table-cell office:value-type="string" office:value="いし に つまずきました。">
            <text:p>いし に つまずきました。</text:p>
          </table:table-cell>
          <table:table-cell office:value-type="string" office:value="I tripped on a stone.">
            <text:p>I tripped on a st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包み">
            <text:p>包み</text:p>
          </table:table-cell>
          <table:table-cell office:value-type="string" office:value="つつみ">
            <text:p>つつみ</text:p>
          </table:table-cell>
          <table:table-cell office:value-type="string" office:value="package, parcel">
            <text:p>package, parc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包みは誰のですか。">
            <text:p>この包みは誰のですか。</text:p>
          </table:table-cell>
          <table:table-cell office:value-type="string" office:value="この つつみ は だれ の です か。">
            <text:p>この つつみ は だれ の です か。</text:p>
          </table:table-cell>
          <table:table-cell office:value-type="string" office:value="Whose parcel is this?">
            <text:p>Whose parcel is this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3">
            <text:p>123</text:p>
          </table:table-cell>
          <table:table-cell office:value-type="string" office:value="124">
            <text:p>1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匂う">
            <text:p>匂う</text:p>
          </table:table-cell>
          <table:table-cell office:value-type="string" office:value="におう">
            <text:p>におう</text:p>
          </table:table-cell>
          <table:table-cell office:value-type="string" office:value="smell (pleasant)">
            <text:p>smell (pleasant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バラの花が甘く匂っているね。">
            <text:p>バラの花が甘く匂っているね。</text:p>
          </table:table-cell>
          <table:table-cell office:value-type="string" office:value="バラ の はな が あまく におって いる ね。">
            <text:p>バラ の はな が あまく におって いる ね。</text:p>
          </table:table-cell>
          <table:table-cell office:value-type="string" office:value="Roses smell sweet.">
            <text:p>Roses smell swe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引き止める">
            <text:p>引き止める</text:p>
          </table:table-cell>
          <table:table-cell office:value-type="string" office:value="ひきとめる">
            <text:p>ひきとめる</text:p>
          </table:table-cell>
          <table:table-cell office:value-type="string" office:value="dissuade someone from leaving, hold back">
            <text:p>dissuade someone from leaving, hold bac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帰ろうとする友達を引き止めたんだ。">
            <text:p>帰ろうとする友達を引き止めたんだ。</text:p>
          </table:table-cell>
          <table:table-cell office:value-type="string" office:value="かえろう と する ともだち を ひきとめた ん だ。">
            <text:p>かえろう と する ともだち を ひきとめた ん だ。</text:p>
          </table:table-cell>
          <table:table-cell office:value-type="string" office:value="I dissuaded my friend from going home.">
            <text:p>I dissuaded my friend from going h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塞がる">
            <text:p>塞がる</text:p>
          </table:table-cell>
          <table:table-cell office:value-type="string" office:value="ふさがる">
            <text:p>ふさがる</text:p>
          </table:table-cell>
          <table:table-cell office:value-type="string" office:value="be closed up, be blocked">
            <text:p>be closed up, be block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傷口はもう塞がりました。">
            <text:p>傷口はもう塞がりました。</text:p>
          </table:table-cell>
          <table:table-cell office:value-type="string" office:value="きずぐち は もう ふさがりました。">
            <text:p>きずぐち は もう ふさがりました。</text:p>
          </table:table-cell>
          <table:table-cell office:value-type="string" office:value="The wound has already closed up.">
            <text:p>The wound has already closed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9">
            <text:p>129</text:p>
          </table:table-cell>
          <table:table-cell office:value-type="string" office:value="130">
            <text:p>1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振り仮名">
            <text:p>振り仮名</text:p>
          </table:table-cell>
          <table:table-cell office:value-type="string" office:value="ふりがな">
            <text:p>ふりがな</text:p>
          </table:table-cell>
          <table:table-cell office:value-type="string" office:value="reading aid in kana characters">
            <text:p>reading aid in kana characte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名前に振り仮名をつけてください。">
            <text:p>名前に振り仮名をつけてください。</text:p>
          </table:table-cell>
          <table:table-cell office:value-type="string" office:value="なまえ に ふりがな を つけて ください。">
            <text:p>なまえ に ふりがな を つけて ください。</text:p>
          </table:table-cell>
          <table:table-cell office:value-type="string" office:value="Please indicate the pronunciation of your name with kana.">
            <text:p>Please indicate the pronunciation of your name with kan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へそ">
            <text:p>へそ</text:p>
          </table:table-cell>
          <table:table-cell office:value-type="string" office:value="へそ">
            <text:p>へそ</text:p>
          </table:table-cell>
          <table:table-cell office:value-type="string" office:value="belly button">
            <text:p>belly butt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カエルにはへそがないんだ。">
            <text:p>カエルにはへそがないんだ。</text:p>
          </table:table-cell>
          <table:table-cell office:value-type="string" office:value="カエル に は へそ が ない ん だ。">
            <text:p>カエル に は へそ が ない ん だ。</text:p>
          </table:table-cell>
          <table:table-cell office:value-type="string" office:value="Frogs don't have belly buttons.">
            <text:p>Frogs don't have belly butt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解く">
            <text:p>解く</text:p>
          </table:table-cell>
          <table:table-cell office:value-type="string" office:value="ほどく">
            <text:p>ほどく</text:p>
          </table:table-cell>
          <table:table-cell office:value-type="string" office:value="undo, unfasten (something)">
            <text:p>undo, unfasten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靴のひもを解いたの。">
            <text:p>靴のひもを解いたの。</text:p>
          </table:table-cell>
          <table:table-cell office:value-type="string" office:value="くつ の ひも を ほどいた の。">
            <text:p>くつ の ひも を ほどいた の。</text:p>
          </table:table-cell>
          <table:table-cell office:value-type="string" office:value="I unlaced my shoes.">
            <text:p>I unlaced my sho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5">
            <text:p>135</text:p>
          </table:table-cell>
          <table:table-cell office:value-type="string" office:value="136">
            <text:p>1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よこす">
            <text:p>よこす</text:p>
          </table:table-cell>
          <table:table-cell office:value-type="string" office:value="よこす">
            <text:p>よこす</text:p>
          </table:table-cell>
          <table:table-cell office:value-type="string" office:value="send, hand over">
            <text:p>send, hand ov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父が長い手紙をよこしたよ。">
            <text:p>父が長い手紙をよこしたよ。</text:p>
          </table:table-cell>
          <table:table-cell office:value-type="string" office:value="ちち が ながい てがみ を よこした よ。">
            <text:p>ちち が ながい てがみ を よこした よ。</text:p>
          </table:table-cell>
          <table:table-cell office:value-type="string" office:value="My father sent me a long letter.">
            <text:p>My father sent me a long let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欲張り">
            <text:p>欲張り</text:p>
          </table:table-cell>
          <table:table-cell office:value-type="string" office:value="よくばり">
            <text:p>よくばり</text:p>
          </table:table-cell>
          <table:table-cell office:value-type="string" office:value="greedy">
            <text:p>greed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欲張りです。">
            <text:p>彼女は欲張りです。</text:p>
          </table:table-cell>
          <table:table-cell office:value-type="string" office:value="かのじょ は よくばり です。">
            <text:p>かのじょ は よくばり です。</text:p>
          </table:table-cell>
          <table:table-cell office:value-type="string" office:value="She's greedy.">
            <text:p>She's gree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詫びる">
            <text:p>詫びる</text:p>
          </table:table-cell>
          <table:table-cell office:value-type="string" office:value="わびる">
            <text:p>わびる</text:p>
          </table:table-cell>
          <table:table-cell office:value-type="string" office:value="sincerely apologize">
            <text:p>sincerely apologiz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彼女に心から詫びたんだ。">
            <text:p>彼は彼女に心から詫びたんだ。</text:p>
          </table:table-cell>
          <table:table-cell office:value-type="string" office:value="かれ は かのじょ に こころ から わびた ん だ。">
            <text:p>かれ は かのじょ に こころ から わびた ん だ。</text:p>
          </table:table-cell>
          <table:table-cell office:value-type="string" office:value="He sincerely apologized to her.">
            <text:p>He sincerely apologized to 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1">
            <text:p>141</text:p>
          </table:table-cell>
          <table:table-cell office:value-type="string" office:value="142">
            <text:p>1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ばからしい">
            <text:p>ばからしい</text:p>
          </table:table-cell>
          <table:table-cell office:value-type="string" office:value="ばからしい">
            <text:p>ばからしい</text:p>
          </table:table-cell>
          <table:table-cell office:value-type="string" office:value="stupid, absurd">
            <text:p>stupid, absurd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小さなことにくよくよするのはばからしいよ。">
            <text:p>小さなことにくよくよするのはばからしいよ。</text:p>
          </table:table-cell>
          <table:table-cell office:value-type="string" office:value="ちいさな こと に くよくよ する の は ばからしい よ。">
            <text:p>ちいさな こと に くよくよ する の は ばからしい よ。</text:p>
          </table:table-cell>
          <table:table-cell office:value-type="string" office:value="It's stupid to worry about such a small thing.">
            <text:p>It's stupid to worry about such a small th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やたらに">
            <text:p>やたらに</text:p>
          </table:table-cell>
          <table:table-cell office:value-type="string" office:value="やたらに">
            <text:p>やたらに</text:p>
          </table:table-cell>
          <table:table-cell office:value-type="string" office:value="frequently, persistently">
            <text:p>frequently, persistent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やたらに話しかけてきた。">
            <text:p>彼はやたらに話しかけてきた。</text:p>
          </table:table-cell>
          <table:table-cell office:value-type="string" office:value="かれ は やたら に はなしかけて きた。">
            <text:p>かれ は やたら に はなしかけて きた。</text:p>
          </table:table-cell>
          <table:table-cell office:value-type="string" office:value="He tried to talk to me persistently.">
            <text:p>He tried to talk to me persistent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委員会">
            <text:p>委員会</text:p>
          </table:table-cell>
          <table:table-cell office:value-type="string" office:value="いいんかい">
            <text:p>いいんかい</text:p>
          </table:table-cell>
          <table:table-cell office:value-type="string" office:value="committee">
            <text:p>committe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明日、委員会が開かれます。">
            <text:p>明日、委員会が開かれます。</text:p>
          </table:table-cell>
          <table:table-cell office:value-type="string" office:value="あした、いいんかい が ひらかれます。">
            <text:p>あした、いいんかい が ひらかれます。</text:p>
          </table:table-cell>
          <table:table-cell office:value-type="string" office:value="The committee meeting will be held tomorrow.">
            <text:p>The committee meeting will be held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7">
            <text:p>147</text:p>
          </table:table-cell>
          <table:table-cell office:value-type="string" office:value="148">
            <text:p>1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デモ">
            <text:p>デモ</text:p>
          </table:table-cell>
          <table:table-cell office:value-type="string" office:value="デモ">
            <text:p>デモ</text:p>
          </table:table-cell>
          <table:table-cell office:value-type="string" office:value="demonstration">
            <text:p>demonstr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デモに参加したよ。">
            <text:p>彼女はデモに参加したよ。</text:p>
          </table:table-cell>
          <table:table-cell office:value-type="string" office:value="かのじょ は デモ に さんか した よ。">
            <text:p>かのじょ は デモ に さんか した よ。</text:p>
          </table:table-cell>
          <table:table-cell office:value-type="string" office:value="She participated in the demonstration.">
            <text:p>She participated in the demonstr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一般に">
            <text:p>一般に</text:p>
          </table:table-cell>
          <table:table-cell office:value-type="string" office:value="いっぱんに">
            <text:p>いっぱんに</text:p>
          </table:table-cell>
          <table:table-cell office:value-type="string" office:value="generally, in general">
            <text:p>generally, in general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一般にお年寄りは早起きです。">
            <text:p>一般にお年寄りは早起きです。</text:p>
          </table:table-cell>
          <table:table-cell office:value-type="string" office:value="いっぱん に おとしより は はやおき です。">
            <text:p>いっぱん に おとしより は はやおき です。</text:p>
          </table:table-cell>
          <table:table-cell office:value-type="string" office:value="Generally, elderly people are early risers.">
            <text:p>Generally, elderly people are early risers.</text:p>
          </table:table-cell>
          <table:table-cell office:value-type="string" office:value="一般に女性の方が寿命が長いです。">
            <text:p>一般に女性の方が寿命が長いです。</text:p>
          </table:table-cell>
          <table:table-cell office:value-type="string" office:value="いっぱん に じょせい の ほう が じゅみょう が ながい です。">
            <text:p>いっぱん に じょせい の ほう が じゅみょう が ながい です。</text:p>
          </table:table-cell>
          <table:table-cell office:value-type="string" office:value="In general, women have a longer life span.">
            <text:p>In general, women have a longer life span.</text:p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153">
            <text:p>153</text:p>
          </table:table-cell>
        </table:table-row>
        <table:table-row>
          <table:table-cell office:value-type="string" office:value="一斉に">
            <text:p>一斉に</text:p>
          </table:table-cell>
          <table:table-cell office:value-type="string" office:value="いっせいに">
            <text:p>いっせいに</text:p>
          </table:table-cell>
          <table:table-cell office:value-type="string" office:value="all together, all at once">
            <text:p>all together, all at onc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らは一斉に拍手したね。">
            <text:p>彼らは一斉に拍手したね。</text:p>
          </table:table-cell>
          <table:table-cell office:value-type="string" office:value="かれら は いっせい に はくしゅ した ね。">
            <text:p>かれら は いっせい に はくしゅ した ね。</text:p>
          </table:table-cell>
          <table:table-cell office:value-type="string" office:value="They applauded all at once.">
            <text:p>They applauded all at o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4">
            <text:p>154</text:p>
          </table:table-cell>
          <table:table-cell office:value-type="string" office:value="155">
            <text:p>15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典型的">
            <text:p>典型的</text:p>
          </table:table-cell>
          <table:table-cell office:value-type="string" office:value="てんけいてき">
            <text:p>てんけいてき</text:p>
          </table:table-cell>
          <table:table-cell office:value-type="string" office:value="typical">
            <text:p>typic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典型的なイタリア人です。">
            <text:p>彼女は典型的なイタリア人です。</text:p>
          </table:table-cell>
          <table:table-cell office:value-type="string" office:value="かのじょ は てんけいてきな イタリア じん です。">
            <text:p>かのじょ は てんけいてきな イタリア じん です。</text:p>
          </table:table-cell>
          <table:table-cell office:value-type="string" office:value="She's a typical Italian.">
            <text:p>She's a typical Itali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6">
            <text:p>156</text:p>
          </table:table-cell>
          <table:table-cell office:value-type="string" office:value="157">
            <text:p>15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住宅地">
            <text:p>住宅地</text:p>
          </table:table-cell>
          <table:table-cell office:value-type="string" office:value="じゅうたくち">
            <text:p>じゅうたくち</text:p>
          </table:table-cell>
          <table:table-cell office:value-type="string" office:value="residential district">
            <text:p>residential distri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住宅地は便利な場所にあるね。">
            <text:p>その住宅地は便利な場所にあるね。</text:p>
          </table:table-cell>
          <table:table-cell office:value-type="string" office:value="その じゅうたく ち は べんりな ばしょ に ある ね。">
            <text:p>その じゅうたく ち は べんりな ばしょ に ある ね。</text:p>
          </table:table-cell>
          <table:table-cell office:value-type="string" office:value="The residential district is conveniently located.">
            <text:p>The residential district is conveniently loca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8">
            <text:p>158</text:p>
          </table:table-cell>
          <table:table-cell office:value-type="string" office:value="159">
            <text:p>15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出版社">
            <text:p>出版社</text:p>
          </table:table-cell>
          <table:table-cell office:value-type="string" office:value="しゅっぱんしゃ">
            <text:p>しゅっぱんしゃ</text:p>
          </table:table-cell>
          <table:table-cell office:value-type="string" office:value="publishing company, publisher">
            <text:p>publishing company, publish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出版社で働いています。">
            <text:p>彼女は出版社で働いています。</text:p>
          </table:table-cell>
          <table:table-cell office:value-type="string" office:value="かのじょ は しゅっぱん しゃ で はたらいて います。">
            <text:p>かのじょ は しゅっぱん しゃ で はたらいて います。</text:p>
          </table:table-cell>
          <table:table-cell office:value-type="string" office:value="She works for a publisher.">
            <text:p>She works for a publis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0">
            <text:p>160</text:p>
          </table:table-cell>
          <table:table-cell office:value-type="string" office:value="161">
            <text:p>16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ため息">
            <text:p>ため息</text:p>
          </table:table-cell>
          <table:table-cell office:value-type="string" office:value="ためいき">
            <text:p>ためいき</text:p>
          </table:table-cell>
          <table:table-cell office:value-type="string" office:value="sigh">
            <text:p>sig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母はため息をついたの。">
            <text:p>母はため息をついたの。</text:p>
          </table:table-cell>
          <table:table-cell office:value-type="string" office:value="はは は ためいき を ついた の。">
            <text:p>はは は ためいき を ついた の。</text:p>
          </table:table-cell>
          <table:table-cell office:value-type="string" office:value="My mother sighed.">
            <text:p>My mother sigh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2">
            <text:p>162</text:p>
          </table:table-cell>
          <table:table-cell office:value-type="string" office:value="163">
            <text:p>16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電卓">
            <text:p>電卓</text:p>
          </table:table-cell>
          <table:table-cell office:value-type="string" office:value="でんたく">
            <text:p>でんたく</text:p>
          </table:table-cell>
          <table:table-cell office:value-type="string" office:value="calculator">
            <text:p>calculat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電卓はポケットに入ります。">
            <text:p>この電卓はポケットに入ります。</text:p>
          </table:table-cell>
          <table:table-cell office:value-type="string" office:value="この でんたく は ポケット に はいります。">
            <text:p>この でんたく は ポケット に はいります。</text:p>
          </table:table-cell>
          <table:table-cell office:value-type="string" office:value="This calculator fits in your pocket.">
            <text:p>This calculator fits in your pock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4">
            <text:p>164</text:p>
          </table:table-cell>
          <table:table-cell office:value-type="string" office:value="165">
            <text:p>16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めいめい">
            <text:p>めいめい</text:p>
          </table:table-cell>
          <table:table-cell office:value-type="string" office:value="めいめい">
            <text:p>めいめい</text:p>
          </table:table-cell>
          <table:table-cell office:value-type="string" office:value="each, individually">
            <text:p>each, individual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交通費はめいめい支払ってください。">
            <text:p>交通費はめいめい支払ってください。</text:p>
          </table:table-cell>
          <table:table-cell office:value-type="string" office:value="こうつう ひ は めいめい しはらって ください。">
            <text:p>こうつう ひ は めいめい しはらって ください。</text:p>
          </table:table-cell>
          <table:table-cell office:value-type="string" office:value="Please pay the fare individually.">
            <text:p>Please pay the fare individual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6">
            <text:p>166</text:p>
          </table:table-cell>
          <table:table-cell office:value-type="string" office:value="167">
            <text:p>16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原稿用紙">
            <text:p>原稿用紙</text:p>
          </table:table-cell>
          <table:table-cell office:value-type="string" office:value="げんこうようし">
            <text:p>げんこうようし</text:p>
          </table:table-cell>
          <table:table-cell office:value-type="string" office:value="manuscript paper">
            <text:p>manuscript pap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作文を書くのに原稿用紙を使ったの。">
            <text:p>作文を書くのに原稿用紙を使ったの。</text:p>
          </table:table-cell>
          <table:table-cell office:value-type="string" office:value="さくぶん を かく の に げんこう ようし を つかった の。">
            <text:p>さくぶん を かく の に げんこう ようし を つかった の。</text:p>
          </table:table-cell>
          <table:table-cell office:value-type="string" office:value="I used manuscript paper to write my essay.">
            <text:p>I used manuscript paper to write my ess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8">
            <text:p>168</text:p>
          </table:table-cell>
          <table:table-cell office:value-type="string" office:value="169">
            <text:p>16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貴重品">
            <text:p>貴重品</text:p>
          </table:table-cell>
          <table:table-cell office:value-type="string" office:value="きちょうひん">
            <text:p>きちょうひん</text:p>
          </table:table-cell>
          <table:table-cell office:value-type="string" office:value="valuables">
            <text:p>valuabl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貴重品は自分で持っていてください。">
            <text:p>貴重品は自分で持っていてください。</text:p>
          </table:table-cell>
          <table:table-cell office:value-type="string" office:value="きちょう ひん は じぶん で もって いて ください。">
            <text:p>きちょう ひん は じぶん で もって いて ください。</text:p>
          </table:table-cell>
          <table:table-cell office:value-type="string" office:value="Please take your valuables with you.">
            <text:p>Please take your valuables with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0">
            <text:p>170</text:p>
          </table:table-cell>
          <table:table-cell office:value-type="string" office:value="171">
            <text:p>17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弱み">
            <text:p>弱み</text:p>
          </table:table-cell>
          <table:table-cell office:value-type="string" office:value="よわみ">
            <text:p>よわみ</text:p>
          </table:table-cell>
          <table:table-cell office:value-type="string" office:value="weakness, disadvantage">
            <text:p>weakness, disadvant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私の弱みを握っているんだ。">
            <text:p>彼は私の弱みを握っているんだ。</text:p>
          </table:table-cell>
          <table:table-cell office:value-type="string" office:value="かれ は わたし の よわみ を にぎって いる んだ。">
            <text:p>かれ は わたし の よわみ を にぎって いる んだ。</text:p>
          </table:table-cell>
          <table:table-cell office:value-type="string" office:value="He has some dirt on me.">
            <text:p>He has some dirt on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2">
            <text:p>172</text:p>
          </table:table-cell>
          <table:table-cell office:value-type="string" office:value="173">
            <text:p>17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硬さ">
            <text:p>硬さ</text:p>
          </table:table-cell>
          <table:table-cell office:value-type="string" office:value="かたさ">
            <text:p>かたさ</text:p>
          </table:table-cell>
          <table:table-cell office:value-type="string" office:value="hardness">
            <text:p>hard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理科の時間に石の硬さを比べたよ。">
            <text:p>理科の時間に石の硬さを比べたよ。</text:p>
          </table:table-cell>
          <table:table-cell office:value-type="string" office:value="りか の じかん に いし の かたさ を くらべた よ。">
            <text:p>りか の じかん に いし の かたさ を くらべた よ。</text:p>
          </table:table-cell>
          <table:table-cell office:value-type="string" office:value="In our science class, we compared the hardness of stones.">
            <text:p>In our science class, we compared the hardness of ston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4">
            <text:p>174</text:p>
          </table:table-cell>
          <table:table-cell office:value-type="string" office:value="175">
            <text:p>17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ちぎれる">
            <text:p>ちぎれる</text:p>
          </table:table-cell>
          <table:table-cell office:value-type="string" office:value="ちぎれる">
            <text:p>ちぎれる</text:p>
          </table:table-cell>
          <table:table-cell office:value-type="string" office:value="be torn off, come off">
            <text:p>be torn off, come off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荷物が重くて手がちぎれそうだ。">
            <text:p>荷物が重くて手がちぎれそうだ。</text:p>
          </table:table-cell>
          <table:table-cell office:value-type="string" office:value="にもつ が おもくて て が ちぎれ そうだ。">
            <text:p>にもつ が おもくて て が ちぎれ そうだ。</text:p>
          </table:table-cell>
          <table:table-cell office:value-type="string" office:value="It feels as though my arm could tear off because my luggage is so heavy.">
            <text:p>It feels as though my arm could tear off because my luggage is so heav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6">
            <text:p>176</text:p>
          </table:table-cell>
          <table:table-cell office:value-type="string" office:value="177">
            <text:p>17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ぶら下げる">
            <text:p>ぶら下げる</text:p>
          </table:table-cell>
          <table:table-cell office:value-type="string" office:value="ぶらさげる">
            <text:p>ぶらさげる</text:p>
          </table:table-cell>
          <table:table-cell office:value-type="string" office:value="hang (something) down">
            <text:p>hang (something) dow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首にカメラをぶら下げているね。">
            <text:p>彼は首にカメラをぶら下げているね。</text:p>
          </table:table-cell>
          <table:table-cell office:value-type="string" office:value="かれ は くび に カメラを ぶらさげて いる ね。">
            <text:p>かれ は くび に カメラを ぶらさげて いる ね。</text:p>
          </table:table-cell>
          <table:table-cell office:value-type="string" office:value="He has a camera hanging around his neck.">
            <text:p>He has a camera hanging around his ne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8">
            <text:p>178</text:p>
          </table:table-cell>
          <table:table-cell office:value-type="string" office:value="179">
            <text:p>17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新学期">
            <text:p>新学期</text:p>
          </table:table-cell>
          <table:table-cell office:value-type="string" office:value="しんがっき">
            <text:p>しんがっき</text:p>
          </table:table-cell>
          <table:table-cell office:value-type="string" office:value="new term, new semester">
            <text:p>new term, new semes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から新学期が始まります。">
            <text:p>今日から新学期が始まります。</text:p>
          </table:table-cell>
          <table:table-cell office:value-type="string" office:value="きょう から しん がっき が はじまります。">
            <text:p>きょう から しん がっき が はじまります。</text:p>
          </table:table-cell>
          <table:table-cell office:value-type="string" office:value="The new semester starts today.">
            <text:p>The new semester starts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0">
            <text:p>180</text:p>
          </table:table-cell>
          <table:table-cell office:value-type="string" office:value="181">
            <text:p>18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打ち合わせる">
            <text:p>打ち合わせる</text:p>
          </table:table-cell>
          <table:table-cell office:value-type="string" office:value="うちあわせる">
            <text:p>うちあわせる</text:p>
          </table:table-cell>
          <table:table-cell office:value-type="string" office:value="arrange, discuss">
            <text:p>arrange, discus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来週の予定を打ち合わせましょう。">
            <text:p>来週の予定を打ち合わせましょう。</text:p>
          </table:table-cell>
          <table:table-cell office:value-type="string" office:value="らいしゅう の よてい を うちあわせましょう。">
            <text:p>らいしゅう の よてい を うちあわせましょう。</text:p>
          </table:table-cell>
          <table:table-cell office:value-type="string" office:value="Let's discuss next week's schedule.">
            <text:p>Let's discuss next week's schedu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2">
            <text:p>182</text:p>
          </table:table-cell>
          <table:table-cell office:value-type="string" office:value="183">
            <text:p>18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奇数">
            <text:p>奇数</text:p>
          </table:table-cell>
          <table:table-cell office:value-type="string" office:value="きすう">
            <text:p>きすう</text:p>
          </table:table-cell>
          <table:table-cell office:value-type="string" office:value="odd number">
            <text:p>odd numb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3は奇数です。">
            <text:p>3は奇数です。</text:p>
          </table:table-cell>
          <table:table-cell office:value-type="string" office:value="3 は きすう です。">
            <text:p>3 は きすう です。</text:p>
          </table:table-cell>
          <table:table-cell office:value-type="string" office:value="3 is an odd number.">
            <text:p>3 is an odd numb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4">
            <text:p>184</text:p>
          </table:table-cell>
          <table:table-cell office:value-type="string" office:value="185">
            <text:p>18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お坊さん">
            <text:p>お坊さん</text:p>
          </table:table-cell>
          <table:table-cell office:value-type="string" office:value="おぼうさん">
            <text:p>おぼうさん</text:p>
          </table:table-cell>
          <table:table-cell office:value-type="string" office:value="monk, priest">
            <text:p>monk, prie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寺からお坊さんが出てきましたよ。">
            <text:p>お寺からお坊さんが出てきましたよ。</text:p>
          </table:table-cell>
          <table:table-cell office:value-type="string" office:value="おてら から おぼうさん が でて きました よ。">
            <text:p>おてら から おぼうさん が でて きました よ。</text:p>
          </table:table-cell>
          <table:table-cell office:value-type="string" office:value="A monk came out of the temple.">
            <text:p>A monk came out of the tem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6">
            <text:p>186</text:p>
          </table:table-cell>
          <table:table-cell office:value-type="string" office:value="187">
            <text:p>18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植物園">
            <text:p>植物園</text:p>
          </table:table-cell>
          <table:table-cell office:value-type="string" office:value="しょくぶつえん">
            <text:p>しょくぶつえん</text:p>
          </table:table-cell>
          <table:table-cell office:value-type="string" office:value="botanical garden">
            <text:p>botanical gard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植物園には珍しい花がたくさんありますね。">
            <text:p>植物園には珍しい花がたくさんありますね。</text:p>
          </table:table-cell>
          <table:table-cell office:value-type="string" office:value="しょくぶつえん に は めずらしい はな が たくさん あります ね。">
            <text:p>しょくぶつえん に は めずらしい はな が たくさん あります ね。</text:p>
          </table:table-cell>
          <table:table-cell office:value-type="string" office:value="There are a lot of rare flowers in the botanical garden.">
            <text:p>There are a lot of rare flowers in the botanical gard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8">
            <text:p>188</text:p>
          </table:table-cell>
          <table:table-cell office:value-type="string" office:value="189">
            <text:p>18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ほこり">
            <text:p>ほこり</text:p>
          </table:table-cell>
          <table:table-cell office:value-type="string" office:value="ほこり">
            <text:p>ほこり</text:p>
          </table:table-cell>
          <table:table-cell office:value-type="string" office:value="dust">
            <text:p>du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部屋はほこりだらけですね。">
            <text:p>この部屋はほこりだらけですね。</text:p>
          </table:table-cell>
          <table:table-cell office:value-type="string" office:value="この へや は ほこり だらけ です ね。">
            <text:p>この へや は ほこり だらけ です ね。</text:p>
          </table:table-cell>
          <table:table-cell office:value-type="string" office:value="This room is covered with dust.">
            <text:p>This room is covered with du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0">
            <text:p>190</text:p>
          </table:table-cell>
          <table:table-cell office:value-type="string" office:value="191">
            <text:p>19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割り引き">
            <text:p>割り引き</text:p>
          </table:table-cell>
          <table:table-cell office:value-type="string" office:value="わりびき">
            <text:p>わりびき</text:p>
          </table:table-cell>
          <table:table-cell office:value-type="string" office:value="discount, lower estimate">
            <text:p>discount, lower estimat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日は全品10%割り引きです。">
            <text:p>今日は全品10%割り引きです。</text:p>
          </table:table-cell>
          <table:table-cell office:value-type="string" office:value="きょう は ぜんぴん 10% わりびき です。">
            <text:p>きょう は ぜんぴん 10% わりびき です。</text:p>
          </table:table-cell>
          <table:table-cell office:value-type="string" office:value="All goods are 10% off today.">
            <text:p>All goods are 10% off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2">
            <text:p>192</text:p>
          </table:table-cell>
          <table:table-cell office:value-type="string" office:value="193">
            <text:p>19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洗面器">
            <text:p>洗面器</text:p>
          </table:table-cell>
          <table:table-cell office:value-type="string" office:value="せんめんき">
            <text:p>せんめんき</text:p>
          </table:table-cell>
          <table:table-cell office:value-type="string" office:value="wash bowl">
            <text:p>wash bow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洗面器でハンカチを洗ったの。">
            <text:p>洗面器でハンカチを洗ったの。</text:p>
          </table:table-cell>
          <table:table-cell office:value-type="string" office:value="せんめんき で ハンカチ を あらった の。">
            <text:p>せんめんき で ハンカチ を あらった の。</text:p>
          </table:table-cell>
          <table:table-cell office:value-type="string" office:value="I washed my handkerchief in a washbowl.">
            <text:p>I washed my handkerchief in a washbow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4">
            <text:p>194</text:p>
          </table:table-cell>
          <table:table-cell office:value-type="string" office:value="195">
            <text:p>19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根拠">
            <text:p>根拠</text:p>
          </table:table-cell>
          <table:table-cell office:value-type="string" office:value="こんきょ">
            <text:p>こんきょ</text:p>
          </table:table-cell>
          <table:table-cell office:value-type="string" office:value="grounds, basis">
            <text:p>grounds, basi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何を根拠にそんなことを言うのですか。">
            <text:p>何を根拠にそんなことを言うのですか。</text:p>
          </table:table-cell>
          <table:table-cell office:value-type="string" office:value="なに を こんきょ に そんな こと を いう の です か。">
            <text:p>なに を こんきょ に そんな こと を いう の です か。</text:p>
          </table:table-cell>
          <table:table-cell office:value-type="string" office:value="On what grounds do you say such a thing?">
            <text:p>On what grounds do you say such a thing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6">
            <text:p>196</text:p>
          </table:table-cell>
          <table:table-cell office:value-type="string" office:value="197">
            <text:p>19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保つ">
            <text:p>保つ</text:p>
          </table:table-cell>
          <table:table-cell office:value-type="string" office:value="たもつ">
            <text:p>たもつ</text:p>
          </table:table-cell>
          <table:table-cell office:value-type="string" office:value="preserve, retain">
            <text:p>preserve, retai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若さを保とうと必死だ。">
            <text:p>彼女は若さを保とうと必死だ。</text:p>
          </table:table-cell>
          <table:table-cell office:value-type="string" office:value="かのじょ は わかさ を たもとう と ひっし だ。">
            <text:p>かのじょ は わかさ を たもとう と ひっし だ。</text:p>
          </table:table-cell>
          <table:table-cell office:value-type="string" office:value="She's desperately trying to retain her youth.">
            <text:p>She's desperately trying to retain her you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8">
            <text:p>198</text:p>
          </table:table-cell>
          <table:table-cell office:value-type="string" office:value="199">
            <text:p>19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ガイド">
            <text:p>ガイド</text:p>
          </table:table-cell>
          <table:table-cell office:value-type="string" office:value="ガイド">
            <text:p>ガイド</text:p>
          </table:table-cell>
          <table:table-cell office:value-type="string" office:value="guide">
            <text:p>guid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ガイド付きの旅行を申し込んだの。">
            <text:p>ガイド付きの旅行を申し込んだの。</text:p>
          </table:table-cell>
          <table:table-cell office:value-type="string" office:value="ガイド つき の りょこう を もうしこんだ の。">
            <text:p>ガイド つき の りょこう を もうしこんだ の。</text:p>
          </table:table-cell>
          <table:table-cell office:value-type="string" office:value="I signed up for a guided tour.">
            <text:p>I signed up for a guided tou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0">
            <text:p>200</text:p>
          </table:table-cell>
          <table:table-cell office:value-type="string" office:value="201">
            <text:p>20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ガイド">
            <text:p>ガイド</text:p>
          </table:table-cell>
          <table:table-cell office:value-type="string" office:value="ガイド">
            <text:p>ガイド</text:p>
          </table:table-cell>
          <table:table-cell office:value-type="string" office:value="guide">
            <text:p>guid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ガイド付きの旅行を申し込んだの。">
            <text:p>ガイド付きの旅行を申し込んだの。</text:p>
          </table:table-cell>
          <table:table-cell office:value-type="string" office:value="ガイド つき の りょこう を もうしこんだ の。">
            <text:p>ガイド つき の りょこう を もうしこんだ の。</text:p>
          </table:table-cell>
          <table:table-cell office:value-type="string" office:value="I signed up for a guided tour.">
            <text:p>I signed up for a guided tou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2">
            <text:p>202</text:p>
          </table:table-cell>
          <table:table-cell office:value-type="string" office:value="203">
            <text:p>203</text:p>
          </table:table-cell>
          <table:table-cell office:value-type="string" office:value=" ">
            <text:p>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